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float" office:value="25.7659574468085">
            <text:p>25.7659574468</text:p>
          </table:table-cell>
          <table:table-cell office:value-type="float" office:value="-10.9333333333333">
            <text:p>-10.9333333333</text:p>
          </table:table-cell>
          <table:table-cell table:number-columns-repeated="2" office:value-type="float" office:value="0">
            <text:p>0</text:p>
          </table:table-cell>
          <table:table-cell table:formula="of:=LOG10([.D13])" office:value-type="float" office:value="-11.0050144125962">
            <text:p>-11.0050144126</text:p>
          </table:table-cell>
          <table:table-cell table:formula="of:=LOG10([.E13])" office:value-type="float" office:value="-11.2042972981107">
            <text:p>-11.2042972981</text:p>
          </table:table-cell>
          <table:table-cell/>
          <table:table-cell office:value-type="float" office:value="25.7659574468085">
            <text:p>25.7659574468</text:p>
          </table:table-cell>
          <table:table-cell office:value-type="float" office:value="-11.2666666666667">
            <text:p>-11.2666666667</text:p>
          </table:table-cell>
          <table:table-cell/>
          <table:table-cell office:value-type="float" office:value="25.7659574468085">
            <text:p>25.7659574468</text:p>
          </table:table-cell>
          <table:table-cell office:value-type="float" office:value="-10.6666666666667">
            <text:p>-10.6666666667</text:p>
          </table:table-cell>
        </table:table-row>
        <table:table-row table:style-name="ro1">
          <table:table-cell office:value-type="float" office:value="25.8191489361702">
            <text:p>25.8191489362</text:p>
          </table:table-cell>
          <table:table-cell office:value-type="float" office:value="-11.2333333333333">
            <text:p>-11.2333333333</text:p>
          </table:table-cell>
          <table:table-cell table:number-columns-repeated="2" office:value-type="float" office:value="0">
            <text:p>0</text:p>
          </table:table-cell>
          <table:table-cell table:formula="of:=LOG10([.D14])" office:value-type="float" office:value="-11.8201586577134">
            <text:p>-11.8201586577</text:p>
          </table:table-cell>
          <table:table-cell table:formula="of:=LOG10([.E14])" office:value-type="float" office:value="-11.5042972981107">
            <text:p>-11.5042972981</text:p>
          </table:table-cell>
          <table:table-cell/>
          <table:table-cell office:value-type="float" office:value="25.8085106382979">
            <text:p>25.8085106383</text:p>
          </table:table-cell>
          <table:table-cell office:value-type="float" office:value="-11.5666666666667">
            <text:p>-11.5666666667</text:p>
          </table:table-cell>
          <table:table-cell/>
          <table:table-cell office:value-type="float" office:value="25.8085106382979">
            <text:p>25.8085106383</text:p>
          </table:table-cell>
          <table:table-cell office:value-type="float" office:value="-11.1333333333333">
            <text:p>-11.1333333333</text:p>
          </table:table-cell>
        </table:table-row>
        <table:table-row table:style-name="ro1">
          <table:table-cell office:value-type="float" office:value="25.9148936170213">
            <text:p>25.914893617</text:p>
          </table:table-cell>
          <table:table-cell office:value-type="float" office:value="-11.6">
            <text:p>-11.6</text:p>
          </table:table-cell>
          <table:table-cell table:number-columns-repeated="2" office:value-type="float" office:value="0">
            <text:p>0</text:p>
          </table:table-cell>
          <table:table-cell table:formula="of:=LOG10([.D15])" office:value-type="float" office:value="-12.1868253243801">
            <text:p>-12.1868253244</text:p>
          </table:table-cell>
          <table:table-cell table:formula="of:=LOG10([.E15])" office:value-type="float" office:value="-12.0329234333362">
            <text:p>-12.0329234333</text:p>
          </table:table-cell>
          <table:table-cell/>
          <table:table-cell office:value-type="float" office:value="25.9042553191489">
            <text:p>25.9042553191</text:p>
          </table:table-cell>
          <table:table-cell office:value-type="float" office:value="-11.8">
            <text:p>-11.8</text:p>
          </table:table-cell>
          <table:table-cell/>
          <table:table-cell office:value-type="float" office:value="25.9042553191489">
            <text:p>25.9042553191</text:p>
          </table:table-cell>
          <table:table-cell office:value-type="float" office:value="-11.5">
            <text:p>-11.5</text:p>
          </table:table-cell>
        </table:table-row>
        <table:table-row table:style-name="ro1">
          <table:table-cell office:value-type="float" office:value="26.031914893617">
            <text:p>26.0319148936</text:p>
          </table:table-cell>
          <table:table-cell office:value-type="float" office:value="-11.4">
            <text:p>-11.4</text:p>
          </table:table-cell>
          <table:table-cell table:number-columns-repeated="2" office:value-type="float" office:value="0">
            <text:p>0</text:p>
          </table:table-cell>
          <table:table-cell table:formula="of:=LOG10([.D16])" office:value-type="float" office:value="-12.498132303425">
            <text:p>-12.4981323034</text:p>
          </table:table-cell>
          <table:table-cell table:formula="of:=LOG10([.E16])" office:value-type="float" office:value="-12.2467825827428">
            <text:p>-12.2467825827</text:p>
          </table:table-cell>
          <table:table-cell/>
          <table:table-cell office:value-type="float" office:value="26.031914893617">
            <text:p>26.0319148936</text:p>
          </table:table-cell>
          <table:table-cell office:value-type="float" office:value="-11.4666666666667">
            <text:p>-11.4666666667</text:p>
          </table:table-cell>
          <table:table-cell/>
          <table:table-cell office:value-type="float" office:value="26.031914893617">
            <text:p>26.0319148936</text:p>
          </table:table-cell>
          <table:table-cell office:value-type="float" office:value="-11.3666666666667">
            <text:p>-11.3666666667</text:p>
          </table:table-cell>
        </table:table-row>
        <table:table-row table:style-name="ro1">
          <table:table-cell office:value-type="float" office:value="26.1489361702128">
            <text:p>26.1489361702</text:p>
          </table:table-cell>
          <table:table-cell office:value-type="float" office:value="-11.7333333333333">
            <text:p>-11.7333333333</text:p>
          </table:table-cell>
          <table:table-cell table:number-columns-repeated="2" office:value-type="float" office:value="0">
            <text:p>0</text:p>
          </table:table-cell>
          <table:table-cell table:formula="of:=LOG10([.D17])" office:value-type="float" office:value="-12.8314656367583">
            <text:p>-12.8314656368</text:p>
          </table:table-cell>
          <table:table-cell table:formula="of:=LOG10([.E17])" office:value-type="float" office:value="-12.5801159160761">
            <text:p>-12.5801159161</text:p>
          </table:table-cell>
          <table:table-cell/>
          <table:table-cell office:value-type="float" office:value="26.1595744680851">
            <text:p>26.1595744681</text:p>
          </table:table-cell>
          <table:table-cell office:value-type="float" office:value="-11.8">
            <text:p>-11.8</text:p>
          </table:table-cell>
          <table:table-cell/>
          <table:table-cell office:value-type="float" office:value="26.1595744680851">
            <text:p>26.1595744681</text:p>
          </table:table-cell>
          <table:table-cell office:value-type="float" office:value="-11.7">
            <text:p>-11.7</text:p>
          </table:table-cell>
        </table:table-row>
        <table:table-row table:style-name="ro1">
          <table:table-cell office:value-type="float" office:value="26.2872340425532">
            <text:p>26.2872340426</text:p>
          </table:table-cell>
          <table:table-cell office:value-type="float" office:value="-12.3">
            <text:p>-12.3</text:p>
          </table:table-cell>
          <table:table-cell table:number-columns-repeated="2" office:value-type="float" office:value="0">
            <text:p>0</text:p>
          </table:table-cell>
          <table:table-cell table:formula="of:=LOG10([.D18])" office:value-type="float" office:value="-12.3716810792627">
            <text:p>-12.3716810793</text:p>
          </table:table-cell>
          <table:table-cell table:formula="of:=LOG10([.E18])" office:value-type="float" office:value="-12.4997604314754">
            <text:p>-12.4997604315</text:p>
          </table:table-cell>
          <table:table-cell/>
          <table:table-cell office:value-type="float" office:value="26.2872340425532">
            <text:p>26.2872340426</text:p>
          </table:table-cell>
          <table:table-cell office:value-type="float" office:value="-12.7333333333333">
            <text:p>-12.7333333333</text:p>
          </table:table-cell>
          <table:table-cell/>
          <table:table-cell office:value-type="float" office:value="26.2872340425532">
            <text:p>26.2872340426</text:p>
          </table:table-cell>
          <table:table-cell office:value-type="float" office:value="-12.0333333333333">
            <text:p>-12.0333333333</text:p>
          </table:table-cell>
        </table:table-row>
        <table:table-row table:style-name="ro1">
          <table:table-cell office:value-type="float" office:value="26.4042553191489">
            <text:p>26.4042553191</text:p>
          </table:table-cell>
          <table:table-cell office:value-type="float" office:value="-12.6333333333333">
            <text:p>-12.6333333333</text:p>
          </table:table-cell>
          <table:table-cell table:number-columns-repeated="2" office:value-type="float" office:value="0">
            <text:p>0</text:p>
          </table:table-cell>
          <table:table-cell table:formula="of:=LOG10([.D19])" office:value-type="float" office:value="-12.4538141638752">
            <text:p>-12.4538141639</text:p>
          </table:table-cell>
          <table:table-cell table:formula="of:=LOG10([.E19])" office:value-type="float" office:value="-12.7148483952304">
            <text:p>-12.7148483952</text:p>
          </table:table-cell>
          <table:table-cell/>
          <table:table-cell office:value-type="float" office:value="26.4042553191489">
            <text:p>26.4042553191</text:p>
          </table:table-cell>
          <table:table-cell office:value-type="float" office:value="-13.4">
            <text:p>-13.4</text:p>
          </table:table-cell>
          <table:table-cell/>
          <table:table-cell office:value-type="float" office:value="26.4042553191489">
            <text:p>26.4042553191</text:p>
          </table:table-cell>
          <table:table-cell office:value-type="float" office:value="-12.2333333333333">
            <text:p>-12.2333333333</text:p>
          </table:table-cell>
        </table:table-row>
        <table:table-row table:style-name="ro1">
          <table:table-cell office:value-type="float" office:value="26.563829787234">
            <text:p>26.5638297872</text:p>
          </table:table-cell>
          <table:table-cell office:value-type="float" office:value="-12.9333333333333">
            <text:p>-12.9333333333</text:p>
          </table:table-cell>
          <table:table-cell table:number-columns-repeated="2" office:value-type="float" office:value="0">
            <text:p>0</text:p>
          </table:table-cell>
          <table:table-cell table:formula="of:=LOG10([.D20])" office:value-type="float" office:value="-12.5984218719601">
            <text:p>-12.598421872</text:p>
          </table:table-cell>
          <table:table-cell table:formula="of:=LOG10([.E20])" office:value-type="float" office:value="-12.982957532261">
            <text:p>-12.9829575323</text:p>
          </table:table-cell>
          <table:table-cell/>
          <table:table-cell office:value-type="float" office:value="26.5744680851064">
            <text:p>26.5744680851</text:p>
          </table:table-cell>
          <table:table-cell office:value-type="float" office:value="-13.9">
            <text:p>-13.9</text:p>
          </table:table-cell>
          <table:table-cell/>
          <table:table-cell office:value-type="float" office:value="26.563829787234">
            <text:p>26.5638297872</text:p>
          </table:table-cell>
          <table:table-cell office:value-type="float" office:value="-12.4333333333333">
            <text:p>-12.4333333333</text:p>
          </table:table-cell>
        </table:table-row>
        <table:table-row table:style-name="ro1">
          <table:table-cell office:value-type="float" office:value="26.7765957446808">
            <text:p>26.7765957447</text:p>
          </table:table-cell>
          <table:table-cell office:value-type="float" office:value="-12.0666666666667">
            <text:p>-12.0666666667</text:p>
          </table:table-cell>
          <table:table-cell table:number-columns-repeated="2" office:value-type="float" office:value="0">
            <text:p>0</text:p>
          </table:table-cell>
          <table:table-cell table:formula="of:=LOG10([.D21])" office:value-type="float" office:value="-12.5111412938098">
            <text:p>-12.5111412938</text:p>
          </table:table-cell>
          <table:table-cell table:formula="of:=LOG10([.E21])" office:value-type="float" office:value="-12.0730884837323">
            <text:p>-12.0730884837</text:p>
          </table:table-cell>
          <table:table-cell/>
          <table:table-cell office:value-type="float" office:value="26.7765957446808">
            <text:p>26.7765957447</text:p>
          </table:table-cell>
          <table:table-cell office:value-type="float" office:value="-13.9">
            <text:p>-13.9</text:p>
          </table:table-cell>
          <table:table-cell/>
          <table:table-cell office:value-type="float" office:value="26.7765957446808">
            <text:p>26.7765957447</text:p>
          </table:table-cell>
          <table:table-cell office:value-type="float" office:value="-11.9333333333333">
            <text:p>-11.9333333333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1" office:value-type="string" table:number-columns-spanned="2" table:number-rows-spanned="1">
            <text:p>hess</text:p>
          </table:table-cell>
          <table:covered-table-cell/>
          <table:table-cell table:number-columns-repeated="5"/>
          <table:table-cell table:style-name="ce1" office:value-type="string" table:number-columns-spanned="2" table:number-rows-spanned="1">
            <text:p>Hess-erry</text:p>
          </table:table-cell>
          <table:covered-table-cell/>
          <table:table-cell/>
          <table:table-cell table:style-name="ce1" office:value-type="string" table:number-columns-spanned="2" table:number-rows-spanned="1">
            <text:p>hess+errx</text:p>
          </table:table-cell>
          <table:covered-table-cell/>
        </table:table-row>
        <table:table-row table:style-name="ro2">
          <table:table-cell table:number-columns-repeated="12"/>
        </table:table-row>
        <table:table-row table:style-name="ro1">
          <table:table-cell/>
          <table:table-cell table:formula="of:=10^[.B1]" office:value-type="float" office:value="0.0000000000116591440117992">
            <text:p>1.16591440117992E-011</text:p>
          </table:table-cell>
          <table:table-cell/>
          <table:table-cell table:formula="of:=[.L13]-[.B13]" office:value-type="float" office:value="0.00000000000988520288851798">
            <text:p>9.88520288851798E-012</text:p>
          </table:table-cell>
          <table:table-cell table:formula="of:=[.B13]-[.I13]" office:value-type="float" office:value="0.00000000000624744874633499">
            <text:p>6.24744874633499E-012</text:p>
          </table:table-cell>
          <table:table-cell table:number-columns-repeated="3"/>
          <table:table-cell table:formula="of:=10^[.I1]" office:value-type="float" office:value="0.00000000000541169526546423">
            <text:p>5.41169526546423E-012</text:p>
          </table:table-cell>
          <table:table-cell table:number-columns-repeated="2"/>
          <table:table-cell table:formula="of:=10^[.L1]" office:value-type="float" office:value="0.0000000000215443469003172">
            <text:p>2.15443469003172E-011</text:p>
          </table:table-cell>
        </table:table-row>
        <table:table-row table:style-name="ro1">
          <table:table-cell/>
          <table:table-cell table:formula="of:=10^[.B2]" office:value-type="float" office:value="0.00000000000584341413373562">
            <text:p>5.84341413373562E-012</text:p>
          </table:table-cell>
          <table:table-cell/>
          <table:table-cell table:formula="of:=[.L14]-[.B14]" office:value-type="float" office:value="0.00000000000151300841086135">
            <text:p>1.51300841086135E-012</text:p>
          </table:table-cell>
          <table:table-cell table:formula="of:=[.B14]-[.I14]" office:value-type="float" office:value="0.0000000000031311415544038">
            <text:p>3.1311415544038E-012</text:p>
          </table:table-cell>
          <table:table-cell table:number-columns-repeated="3"/>
          <table:table-cell table:formula="of:=10^[.I2]" office:value-type="float" office:value="0.00000000000271227257933182">
            <text:p>2.71227257933182E-012</text:p>
          </table:table-cell>
          <table:table-cell table:number-columns-repeated="2"/>
          <table:table-cell table:formula="of:=10^[.L2]" office:value-type="float" office:value="0.00000000000735642254459696">
            <text:p>7.35642254459696E-012</text:p>
          </table:table-cell>
        </table:table-row>
        <table:table-row table:style-name="ro1">
          <table:table-cell/>
          <table:table-cell table:formula="of:=10^[.B3]" office:value-type="float" office:value="0.00000000000251188643150958">
            <text:p>2.51188643150958E-012</text:p>
          </table:table-cell>
          <table:table-cell/>
          <table:table-cell table:formula="of:=[.L15]-[.B15]" office:value-type="float" office:value="0.000000000000650391228658797">
            <text:p>6.50391228658797E-013</text:p>
          </table:table-cell>
          <table:table-cell table:formula="of:=[.B15]-[.I15]" office:value-type="float" office:value="0.000000000000926993239048471">
            <text:p>9.26993239048471E-013</text:p>
          </table:table-cell>
          <table:table-cell table:number-columns-repeated="3"/>
          <table:table-cell table:formula="of:=10^[.I3]" office:value-type="float" office:value="0.00000000000158489319246111">
            <text:p>1.58489319246111E-012</text:p>
          </table:table-cell>
          <table:table-cell table:number-columns-repeated="2"/>
          <table:table-cell table:formula="of:=10^[.L3]" office:value-type="float" office:value="0.00000000000316227766016838">
            <text:p>3.16227766016838E-012</text:p>
          </table:table-cell>
        </table:table-row>
        <table:table-row table:style-name="ro1">
          <table:table-cell/>
          <table:table-cell table:formula="of:=10^[.B4]" office:value-type="float" office:value="0.00000000000398107170553497">
            <text:p>3.98107170553497E-012</text:p>
          </table:table-cell>
          <table:table-cell/>
          <table:table-cell table:formula="of:=[.L16]-[.B16]" office:value-type="float" office:value="0.000000000000317590641546968">
            <text:p>3.17590641546968E-013</text:p>
          </table:table-cell>
          <table:table-cell table:formula="of:=[.B16]-[.I16]" office:value-type="float" office:value="0.000000000000566522831701634">
            <text:p>5.66522831701634E-013</text:p>
          </table:table-cell>
          <table:table-cell table:number-columns-repeated="3"/>
          <table:table-cell table:formula="of:=10^[.I4]" office:value-type="float" office:value="0.00000000000341454887383334">
            <text:p>3.41454887383334E-012</text:p>
          </table:table-cell>
          <table:table-cell table:number-columns-repeated="2"/>
          <table:table-cell table:formula="of:=10^[.L4]" office:value-type="float" office:value="0.00000000000429866234708194">
            <text:p>4.29866234708194E-012</text:p>
          </table:table-cell>
        </table:table-row>
        <table:table-row table:style-name="ro1">
          <table:table-cell/>
          <table:table-cell table:formula="of:=10^[.B5]" office:value-type="float" office:value="0.00000000000184784979742243">
            <text:p>1.84784979742243E-012</text:p>
          </table:table-cell>
          <table:table-cell/>
          <table:table-cell table:formula="of:=[.L17]-[.B17]" office:value-type="float" office:value="0.000000000000147412517546452">
            <text:p>1.47412517546452E-013</text:p>
          </table:table-cell>
          <table:table-cell table:formula="of:=[.B17]-[.I17]" office:value-type="float" office:value="0.000000000000262956604961319">
            <text:p>2.62956604961319E-013</text:p>
          </table:table-cell>
          <table:table-cell table:number-columns-repeated="3"/>
          <table:table-cell table:formula="of:=10^[.I5]" office:value-type="float" office:value="0.00000000000158489319246111">
            <text:p>1.58489319246111E-012</text:p>
          </table:table-cell>
          <table:table-cell table:number-columns-repeated="2"/>
          <table:table-cell table:formula="of:=10^[.L5]" office:value-type="float" office:value="0.00000000000199526231496888">
            <text:p>1.99526231496888E-012</text:p>
          </table:table-cell>
        </table:table-row>
        <table:table-row table:style-name="ro1">
          <table:table-cell/>
          <table:table-cell table:formula="of:=10^[.B6]" office:value-type="float" office:value="0.000000000000501187233627272">
            <text:p>5.01187233627272E-013</text:p>
          </table:table-cell>
          <table:table-cell/>
          <table:table-cell table:formula="of:=[.L18]-[.B18]" office:value-type="float" office:value="0.000000000000424931494501594">
            <text:p>4.24931494501594E-013</text:p>
          </table:table-cell>
          <table:table-cell table:formula="of:=[.B18]-[.I18]" office:value-type="float" office:value="0.000000000000316402253885028">
            <text:p>3.16402253885028E-013</text:p>
          </table:table-cell>
          <table:table-cell table:number-columns-repeated="3"/>
          <table:table-cell table:formula="of:=10^[.I6]" office:value-type="float" office:value="0.000000000000184784979742243">
            <text:p>1.84784979742243E-013</text:p>
          </table:table-cell>
          <table:table-cell table:number-columns-repeated="2"/>
          <table:table-cell table:formula="of:=10^[.L6]" office:value-type="float" office:value="0.000000000000926118728128866">
            <text:p>9.26118728128866E-013</text:p>
          </table:table-cell>
        </table:table-row>
        <table:table-row table:style-name="ro1">
          <table:table-cell/>
          <table:table-cell table:formula="of:=10^[.B7]" office:value-type="float" office:value="0.00000000000023263050671538">
            <text:p>2.3263050671538E-013</text:p>
          </table:table-cell>
          <table:table-cell/>
          <table:table-cell table:formula="of:=[.L19]-[.B19]" office:value-type="float" office:value="0.000000000000351710906658182">
            <text:p>3.51710906658182E-013</text:p>
          </table:table-cell>
          <table:table-cell table:formula="of:=[.B19]-[.I19]" office:value-type="float" office:value="0.00000000000019281978966003">
            <text:p>1.9281978966003E-013</text:p>
          </table:table-cell>
          <table:table-cell table:number-columns-repeated="3"/>
          <table:table-cell table:formula="of:=10^[.I7]" office:value-type="float" office:value="0.0000000000000398107170553497">
            <text:p>3.98107170553497E-014</text:p>
          </table:table-cell>
          <table:table-cell table:number-columns-repeated="2"/>
          <table:table-cell table:formula="of:=10^[.L7]" office:value-type="float" office:value="0.000000000000584341413373562">
            <text:p>5.84341413373562E-013</text:p>
          </table:table-cell>
        </table:table-row>
        <table:table-row table:style-name="ro1">
          <table:table-cell/>
          <table:table-cell table:formula="of:=10^[.B8]" office:value-type="float" office:value="0.000000000000116591440117992">
            <text:p>1.16591440117992E-013</text:p>
          </table:table-cell>
          <table:table-cell/>
          <table:table-cell table:formula="of:=[.L20]-[.B20]" office:value-type="float" office:value="0.000000000000252103066333994">
            <text:p>2.52103066333994E-013</text:p>
          </table:table-cell>
          <table:table-cell table:formula="of:=[.B20]-[.I20]" office:value-type="float" office:value="0.000000000000104002186000051">
            <text:p>1.04002186000051E-013</text:p>
          </table:table-cell>
          <table:table-cell table:number-columns-repeated="3"/>
          <table:table-cell table:formula="of:=10^[.I8]" office:value-type="float" office:value="0.0000000000000125892541179417">
            <text:p>1.25892541179417E-014</text:p>
          </table:table-cell>
          <table:table-cell table:number-columns-repeated="2"/>
          <table:table-cell table:formula="of:=10^[.L8]" office:value-type="float" office:value="0.000000000000368694506451986">
            <text:p>3.68694506451986E-013</text:p>
          </table:table-cell>
        </table:table-row>
        <table:table-row table:style-name="ro1">
          <table:table-cell/>
          <table:table-cell table:formula="of:=10^[.B9]" office:value-type="float" office:value="0.000000000000857695898590828">
            <text:p>8.57695898590828E-013</text:p>
          </table:table-cell>
          <table:table-cell/>
          <table:table-cell table:formula="of:=[.L21]-[.B21]" office:value-type="float" office:value="0.000000000000308218502589094">
            <text:p>3.08218502589094E-013</text:p>
          </table:table-cell>
          <table:table-cell table:formula="of:=[.B21]-[.I21]" office:value-type="float" office:value="0.000000000000845106644472886">
            <text:p>8.45106644472886E-013</text:p>
          </table:table-cell>
          <table:table-cell table:number-columns-repeated="3"/>
          <table:table-cell table:formula="of:=10^[.I9]" office:value-type="float" office:value="0.0000000000000125892541179417">
            <text:p>1.25892541179417E-014</text:p>
          </table:table-cell>
          <table:table-cell table:number-columns-repeated="2"/>
          <table:table-cell table:formula="of:=10^[.L9]" office:value-type="float" office:value="0.00000000000116591440117992">
            <text:p>1.16591440117992E-0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15:36:44</dc:date>
    <dc:creator>Christian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138" meta:object-count="0"/>
  </office:meta>
</office:document-meta>
</file>